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1" svg:font-family="OpenSymbol" style:font-adornments="Regular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73cm" style:rel-column-width="1402*"/>
    </style:style>
    <style:style style:name="Таблица1.B" style:family="table-column">
      <style:table-column-properties style:column-width="3.014cm" style:rel-column-width="1709*"/>
    </style:style>
    <style:style style:name="Таблица1.C" style:family="table-column">
      <style:table-column-properties style:column-width="1.757cm" style:rel-column-width="996*"/>
    </style:style>
    <style:style style:name="Таблица1.D" style:family="table-column">
      <style:table-column-properties style:column-width="1.256cm" style:rel-column-width="712*"/>
    </style:style>
    <style:style style:name="Таблица1.E" style:family="table-column">
      <style:table-column-properties style:column-width="1.346cm" style:rel-column-width="763*"/>
    </style:style>
    <style:style style:name="Таблица1.F" style:family="table-column">
      <style:table-column-properties style:column-width="1.453cm" style:rel-column-width="824*"/>
    </style:style>
    <style:style style:name="Таблица1.G" style:family="table-column">
      <style:table-column-properties style:column-width="2.863cm" style:rel-column-width="1623*"/>
    </style:style>
    <style:style style:name="Таблица1.H" style:family="table-column">
      <style:table-column-properties style:column-width="2.838cm" style:rel-column-width="160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H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ist_20_1">
      <style:paragraph-properties>
        <style:tab-stops>
          <style:tab-stop style:position="0.044cm"/>
        </style:tab-stops>
      </style:paragraph-properties>
    </style:style>
    <style:style style:name="P2" style:family="paragraph" style:parent-style-name="Text_20_body" style:list-style-name="List_20_1">
      <style:paragraph-properties>
        <style:tab-stops>
          <style:tab-stop style:position="0.021cm"/>
        </style:tab-stops>
      </style:paragraph-properties>
    </style:style>
    <style:style style:name="P3" style:family="paragraph" style:parent-style-name="Text_20_body" style:list-style-name="List_20_1"/>
    <style:style style:name="P4" style:family="paragraph" style:parent-style-name="Text_20_body" style:list-style-name="L8"/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 style:list-style-name="List_20_1">
      <style:text-properties fo:font-weight="normal" style:font-weight-asian="normal" style:font-weight-complex="normal"/>
    </style:style>
    <style:style style:name="P7" style:family="paragraph" style:parent-style-name="Text_20_body">
      <style:paragraph-properties fo:margin-left="10.149cm" fo:margin-right="0cm" fo:text-indent="0cm" style:auto-text-indent="false"/>
    </style:style>
    <style:style style:name="P8" style:family="paragraph" style:parent-style-name="Text_20_body" style:list-style-name="L2">
      <style:paragraph-properties fo:margin-left="1.302cm" fo:margin-right="0cm" fo:text-indent="-0.635cm" style:auto-text-indent="false">
        <style:tab-stops>
          <style:tab-stop style:position="0.021cm"/>
        </style:tab-stops>
      </style:paragraph-properties>
    </style:style>
    <style:style style:name="P9" style:family="paragraph" style:parent-style-name="Text_20_body" style:list-style-name="L2" style:master-page-name="">
      <style:paragraph-properties fo:margin-left="1.302cm" fo:margin-right="0cm" fo:keep-together="always" fo:text-indent="-0.635cm" style:auto-text-indent="false" style:page-number="auto">
        <style:tab-stops>
          <style:tab-stop style:position="0.021cm"/>
        </style:tab-stops>
      </style:paragraph-properties>
    </style:style>
    <style:style style:name="P10" style:family="paragraph" style:parent-style-name="Text_20_body" style:master-page-name="">
      <style:paragraph-properties style:page-number="auto" fo:keep-with-next="always"/>
    </style:style>
    <style:style style:name="P11" style:family="paragraph" style:parent-style-name="Text_20_body" style:list-style-name="L7">
      <style:paragraph-properties fo:margin-left="1.455cm" fo:margin-right="0cm" fo:text-indent="-0.503cm" style:auto-text-indent="false">
        <style:tab-stops>
          <style:tab-stop style:position="0.318cm"/>
        </style:tab-stops>
      </style:paragraph-properties>
      <style:text-properties fo:background-color="transparent"/>
    </style:style>
    <style:style style:name="P12" style:family="paragraph" style:parent-style-name="Text_20_body">
      <style:paragraph-properties fo:margin-top="0cm" fo:margin-bottom="0.199cm"/>
    </style:style>
    <style:style style:name="P13" style:family="paragraph" style:parent-style-name="Text_20_body">
      <style:paragraph-properties fo:margin-top="0.499cm" fo:margin-bottom="0.199cm"/>
    </style:style>
    <style:style style:name="P14" style:family="paragraph" style:parent-style-name="Text_20_body" style:list-style-name="List_20_1">
      <style:paragraph-properties fo:background-color="transparent" style:shadow="none" fo:keep-with-next="auto">
        <style:background-image/>
      </style:paragraph-properties>
    </style:style>
    <style:style style:name="P15" style:family="paragraph" style:parent-style-name="Text_20_body" style:list-style-name="List_20_1" style:master-page-name="">
      <style:paragraph-properties fo:keep-together="always" style:page-number="auto"/>
    </style:style>
    <style:style style:name="P16" style:family="paragraph" style:parent-style-name="Text_20_body" style:list-style-name="List_20_1" style:master-page-name="">
      <style:paragraph-properties style:page-number="auto" fo:background-color="transparent" style:shadow="none" fo:keep-with-next="auto">
        <style:background-image/>
      </style:paragraph-properties>
    </style:style>
    <style:style style:name="P17" style:family="paragraph" style:parent-style-name="Text_20_body" style:list-style-name="List_20_1" style:master-page-name="">
      <style:paragraph-properties style:page-number="auto" fo:background-color="transparent" style:shadow="none" fo:keep-with-next="auto">
        <style:background-image/>
      </style:paragraph-properties>
    </style:style>
    <style:style style:name="P18" style:family="paragraph" style:parent-style-name="Text_20_body" style:list-style-name="List_20_1" style:master-page-name="">
      <style:paragraph-properties fo:keep-together="always" style:page-number="auto"/>
      <style:text-properties fo:font-weight="normal" style:font-weight-asian="normal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Heading_20_3" style:master-page-name="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Ume P Mincho S3'" style:font-style-name="Regular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Ume P Mincho S3'" style:font-style-name="Regular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Ume P Mincho S3'" style:font-style-name="Regular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Ume P Mincho S3'" style:font-style-name="Regular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Ume P Mincho S3'" style:font-style-name="Regular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Ume P Mincho S3'" style:font-style-name="Regular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Ume P Mincho S3'" style:font-style-name="Regular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Ume P Mincho S3'" style:font-style-name="Regular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Ume P Mincho S3'" style:font-style-name="Regular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Ume P Mincho S3'" style:font-style-name="Regular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Ume P Mincho S3'" style:font-style-name="Regular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bullet text:level="3" text:style-name="Bullet_20_Symbols" text:bullet-char="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Ume P Mincho S3'" style:font-style-name="Regular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Учебно-методический комплекс по дисциплине «Алгоритмические основы мультимедийных технологий»</text:h>
      <text:p text:style-name="P7"><text:span text:style-name="T1">Автор</text:span>: <text:line-break/>аспирант кафедры математического обеспечения вычислительных систем Рябинин Константин Валентинович</text:p>
      <text:h text:style-name="Heading_20_2" text:outline-level="2">Дисциплина</text:h>
      <text:p text:style-name="Text_20_body">Алгоритмические основы мультимедийных технологий.</text:p>
      <text:h text:style-name="Heading_20_2" text:outline-level="2">Тип программы</text:h>
      <text:p text:style-name="Text_20_body">Дисциплина.</text:p>
      <text:h text:style-name="Heading_20_2" text:outline-level="2">Предназначение</text:h>
      <text:p text:style-name="Text_20_body">Знакомство студентов с современными мультимедийными технологиями в контексте их алгоритмических основ. Формирование у студентов представления о внутреннем программном устройстве современных мультимедийных систем и предоставление возможности использовать полученные знания на практике в процессе создания собственной мультимедийной системы (в рамках индивидуального задания).</text:p>
      <text:h text:style-name="Heading_20_2" text:outline-level="2">Аннотация</text:h>
      <text:p text:style-name="Text_20_body">Курс обеспечивает знакомство студентов с современными мультимедийными технологиями в контексте их алгоритмических основ и предоставляет возможность использовать свои знания на практике в процессе создания собственной мультимедийной системы.</text:p>
      <text:h text:style-name="Heading_20_2" text:outline-level="2">Цель дисциплины</text:h>
      <text:p text:style-name="Text_20_body">Знакомство студентов с современными мультимедийными технологиями в контексте их алгоритмических основ.</text:p>
      <text:h text:style-name="Heading_20_2" text:outline-level="2">Задачи курса</text:h>
      <text:list xml:id="list1718089955" text:style-name="List_20_1">
        <text:list-item>
          <text:p text:style-name="P1">Обзор наиболее популярных мультимедийных технологий:</text:p>
          <text:list>
            <text:list-item>
              <text:p text:style-name="P1">работы с трёхмерной графикой;</text:p>
            </text:list-item>
            <text:list-item>
              <text:p text:style-name="P1">работы с анимацией;</text:p>
            </text:list-item>
            <text:list-item>
              <text:p text:style-name="P1">синтеза изображений;</text:p>
            </text:list-item>
            <text:list-item>
              <text:p text:style-name="P1">создания специальных эффектов;</text:p>
            </text:list-item>
            <text:list-item>
              <text:p text:style-name="P1">фильтрации изображений;</text:p>
            </text:list-item>
            <text:list-item>
              <text:p text:style-name="P1">стереоскопической визуализации;</text:p>
            </text:list-item>
            <text:list-item>
              <text:p text:style-name="P1">воспроизведения звука.</text:p>
            </text:list-item>
          </text:list>
        </text:list-item>
        <text:list-item>
          <text:p text:style-name="P1">Демонстрация готовых программных решений.</text:p>
        </text:list-item>
        <text:list-item>
          <text:p text:style-name="P1">Предоставление возможности студентам использовать полученные навыки на практике.</text:p>
        </text:list-item>
      </text:list>
      <text:h text:style-name="Heading_20_2" text:outline-level="2"><text:soft-page-break/>Требования к уровню освоения материала</text:h>
      <text:p text:style-name="P10">Для получения зачёта необходимо самостоятельно разработать и во время представить программную систему, отвечающую следующим требованиям:</text:p>
      <text:list xml:id="list1483215675" text:style-name="L2">
        <text:list-item>
          <text:p text:style-name="P9">Отображение трёхмерной модели, загружаемой из файла определённого формата (формат на выбор студента, рекомендованный формат 3DS).</text:p>
        </text:list-item>
        <text:list-item>
          <text:p text:style-name="P8">Наложение на модель тексутры, загружаемой из файла определённого формата (формат на выбор студента, рекомендованный формат BMP). Текстура накладывается в соответствии с данными, полученными из файла модели.</text:p>
        </text:list-item>
        <text:list-item>
          <text:p text:style-name="P8">Создание тела вращения на основе кривой, не имеющей аналитического описания (вид кривой выбирается студентом, рекомендованный – кубический сплайн). Набор контрольных точек для кривой задаётся пользователем при помощи кликов мыши.</text:p>
        </text:list-item>
        <text:list-item>
          <text:p text:style-name="P8">Вывод на экран текста, построенного на основе текстуры шрифта (текстура может быть загружена из файла или динамически сформирована по файлу шрифта).</text:p>
        </text:list-item>
        <text:list-item>
          <text:p text:style-name="P8">Интерактивность (как минимум должна быть возможность вращать и масштабировать сцену при помощи мыши и клавиатуры).</text:p>
        </text:list-item>
        <text:list-item>
          <text:p text:style-name="P8">Освещение, выполненное при помощи шейдеров (либо при помощи шейдеров должен быть выполнен некоторый иной эффект по выбору студента).</text:p>
        </text:list-item>
        <text:list-item>
          <text:p text:style-name="P8">Сохранение скриншота (по нажатию определённой клавиши текущий вид сцены должен сохраняться в файл; формат на выбор студента, рекомендованный формат BMP).</text:p>
        </text:list-item>
        <text:list-item>
          <text:p text:style-name="P8">Звуковые эффекты, загружаемые из файлов (минимум один; формат на выбор студента, рекомендованный формат WAV).</text:p>
        </text:list-item>
      </text:list>
      <text:h text:style-name="Heading_20_2" text:outline-level="2">Требования (компетенции) для изучения УМК</text:h>
      <text:list xml:id="list2062059321" text:continue-list="list1718089955" text:style-name="List_20_1">
        <text:list-item>
          <text:p text:style-name="P2">Алгебра</text:p>
        </text:list-item>
        <text:list-item>
          <text:p text:style-name="P2">Геометрия</text:p>
        </text:list-item>
        <text:list-item>
          <text:p text:style-name="P2">Математический анализ</text:p>
        </text:list-item>
        <text:list-item>
          <text:p text:style-name="P2">Информатика</text:p>
        </text:list-item>
        <text:list-item>
          <text:p text:style-name="P2">Языки программирования</text:p>
        </text:list-item>
      </text:list>
      <text:h text:style-name="Heading_20_2" text:outline-level="2">Формируемые УМК компетенции</text:h>
      <text:list xml:id="list1571697109" text:continue-numbering="true" text:style-name="List_20_1">
        <text:list-item>
          <text:p text:style-name="P3">Мультимедийные технологии</text:p>
        </text:list-item>
      </text:list>
      <text:h text:style-name="Heading_20_2" text:outline-level="2">Схемы распределения часов по видам учебной работы (расчасовки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21">Наименование</text:p>
          </table:table-cell>
          <table:table-cell table:style-name="Таблица1.A1" office:value-type="string">
            <text:p text:style-name="P21">Дата утверждения</text:p>
          </table:table-cell>
          <table:table-cell table:style-name="Таблица1.A1" office:value-type="string">
            <text:p text:style-name="P21">Кредиты*</text:p>
          </table:table-cell>
          <table:table-cell table:style-name="Таблица1.A1" office:value-type="string">
            <text:p text:style-name="P21">Ауд.**</text:p>
          </table:table-cell>
          <table:table-cell table:style-name="Таблица1.A1" office:value-type="string">
            <text:p text:style-name="P21">Сам.**</text:p>
          </table:table-cell>
          <table:table-cell table:style-name="Таблица1.A1" office:value-type="string">
            <text:p text:style-name="P21">Общ.**</text:p>
          </table:table-cell>
          <table:table-cell table:style-name="Таблица1.A1" office:value-type="string">
            <text:p text:style-name="P21">Ауд./Сам. (%)***</text:p>
          </table:table-cell>
          <table:table-cell table:style-name="Таблица1.H1" office:value-type="string">
            <text:p text:style-name="P21">В каких планах</text:p>
          </table:table-cell>
        </table:table-row>
        <table:table-row>
          <table:table-cell table:style-name="Таблица1.A2" office:value-type="string">
            <text:p text:style-name="P19">Базовая</text:p>
          </table:table-cell>
          <table:table-cell table:style-name="Таблица1.A2" office:value-type="string">
            <text:p text:style-name="P19"/>
          </table:table-cell>
          <table:table-cell table:style-name="Таблица1.C2" office:value-type="float" office:value="36557">
            <text:p text:style-name="P20">2.00</text:p>
          </table:table-cell>
          <table:table-cell table:style-name="Таблица1.A2" office:value-type="string">
            <text:p text:style-name="P20">22.00</text:p>
          </table:table-cell>
          <table:table-cell table:style-name="Таблица1.A2" office:value-type="string">
            <text:p text:style-name="P20">50.00</text:p>
          </table:table-cell>
          <table:table-cell table:style-name="Таблица1.A2" office:value-type="string">
            <text:p text:style-name="P20">72.00</text:p>
          </table:table-cell>
          <table:table-cell table:style-name="Таблица1.A2" office:value-type="string">
            <text:p text:style-name="P19">31% / 69%</text:p>
          </table:table-cell>
          <table:table-cell table:style-name="Таблица1.H2" office:value-type="string">
            <text:p text:style-name="P19">*</text:p>
          </table:table-cell>
        </table:table-row>
      </table:table>
      <text:h text:style-name="Heading_20_2" text:outline-level="2">Распределение часов курса по формам и видам работ</text:h>
      <text:list xml:id="list224733381" text:continue-numbering="true" text:style-name="List_20_1">
        <text:list-item>
          <text:p text:style-name="P3">Лекции (зачёт) – 22 ч.</text:p>
        </text:list-item>
        <text:list-item>
          <text:p text:style-name="P3">Самостоятельная работа – 50 ч.</text:p>
        </text:list-item>
      </text:list>
      <text:h text:style-name="Heading_20_2" text:outline-level="2">Рекомендуемая литература</text:h>
      <text:p text:style-name="P12">Основная литература:</text:p>
      <text:list xml:id="list842371148" text:style-name="L7">
        <text:list-item>
          <text:p text:style-name="P11">Ричард С. Райт-мл., Бенджамин Липчак. OpenGL суперкнига. М.: Вильямс, 2006</text:p>
        </text:list-item>
        <text:list-item>
          <text:p text:style-name="P11">Френсис Хилл. OpenGL программирование компьютерной графики. СПб: Питер, 2002</text:p>
        </text:list-item>
        <text:list-item>
          <text:p text:style-name="P11">Дональд Херн, Паулин Бейкер. Компьютерная графика и стандарт OpenGL. М.: <text:soft-page-break/>Вильямс, 2005</text:p>
        </text:list-item>
        <text:list-item>
          <text:p text:style-name="P11">Эдврад Эйнджелл. Интерактивная компьютерная графика. Вводный курс на безе OpenGL. М.: Вильямс, 2001</text:p>
        </text:list-item>
      </text:list>
      <text:p text:style-name="P13">Дополнительная литература:</text:p>
      <text:list xml:id="list1861905475" text:continue-numbering="true" text:style-name="L7">
        <text:list-item>
          <text:p text:style-name="P11">NeonHelium. URL: http://nehe.gamedev.net/</text:p>
        </text:list-item>
        <text:list-item>
          <text:p text:style-name="P11">Теоретические основы OpenGL. URL: http://www.songho.ca/opengl/index.html</text:p>
        </text:list-item>
        <text:list-item>
          <text:p text:style-name="P11">Практическое применение фракталов. URL: http://fractalworld.xaoc.ru/</text:p>
        </text:list-item>
        <text:list-item>
          <text:p text:style-name="P11">Матрица конволюции. URL: http://ya.dmitrov.ru/docs/gimp/ru/plug-in-convmatrix.html</text:p>
        </text:list-item>
        <text:list-item>
          <text:p text:style-name="P11">Матрица конволюции. URL: http://www.roborealm.com/help/Convolution.php</text:p>
        </text:list-item>
        <text:list-item>
          <text:p text:style-name="P11">Convolution. URL: http://en.wikipedia.org/wiki/Convolution</text:p>
        </text:list-item>
        <text:list-item>
          <text:p text:style-name="P11">Введение в OpenAL. URL: http://www.gamedev.ru/code/articles/OpenAL</text:p>
        </text:list-item>
        <text:list-item>
          <text:p text:style-name="P11">Octree. URL: http://en.wikipedia.org/wiki/Octree</text:p>
        </text:list-item>
        <text:list-item>
          <text:p text:style-name="P11">LOD. URL: http://en.wikipedia.org/wiki/Level_of_detail</text:p>
        </text:list-item>
        <text:list-item>
          <text:p text:style-name="P11">Андрэ Ламот. Программирование 3D игр для Windows. М.: Вильямс, 2004</text:p>
        </text:list-item>
        <text:list-item>
          <text:p text:style-name="P11">Andrwe Glassner. Graphics Gems. Academic Press, 1990</text:p>
        </text:list-item>
        <text:list-item>
          <text:p text:style-name="P11">James Arvo. Graphics Gems II. Academic Press, 1991</text:p>
        </text:list-item>
        <text:list-item>
          <text:p text:style-name="P11">David Kirk. Graphics Gems III. Academic Press. 1992</text:p>
        </text:list-item>
        <text:list-item>
          <text:p text:style-name="P11">Дэвид Роджерс. Алгоритмические основы машинной графики. М.: Мир, 1989</text:p>
        </text:list-item>
      </text:list>
      <text:h text:style-name="Heading_20_2" text:outline-level="2">Теоретические вопросы к зачёту</text:h>
      <text:list xml:id="list282812069" text:style-name="L8">
        <text:list-item>
          <text:p text:style-name="P4">Мультимедиа. Её составляющие. Классификация по степени интерактивности.</text:p>
        </text:list-item>
        <text:list-item>
          <text:p text:style-name="P4">OpenGL. Его характеристика и особенности.</text:p>
        </text:list-item>
        <text:list-item>
          <text:p text:style-name="P4">Графический конвейер OpenGL.</text:p>
        </text:list-item>
        <text:list-item>
          <text:p text:style-name="P4">Машина состояний OpenGL.</text:p>
        </text:list-item>
        <text:list-item>
          <text:p text:style-name="P4">Использование матриц в OpenGL. Почему все матрицы имеют размерность 4*4?</text:p>
        </text:list-item>
        <text:list-item>
          <text:p text:style-name="P4">Анимация. Подходы к управлению скоростью анимации.</text:p>
        </text:list-item>
        <text:list-item>
          <text:p text:style-name="P4">Механизм двойной буферизации.</text:p>
        </text:list-item>
        <text:list-item>
          <text:p text:style-name="P4">Роль проекции в построении изображений на основе трёхмерной сцены.</text:p>
        </text:list-item>
        <text:list-item>
          <text:p text:style-name="P4">Буфер глубины.</text:p>
        </text:list-item>
        <text:list-item>
          <text:p text:style-name="P4">Буфер цвета.</text:p>
        </text:list-item>
        <text:list-item>
          <text:p text:style-name="P4">Буфер трафарета.</text:p>
        </text:list-item>
        <text:list-item>
          <text:p text:style-name="P4">Камера на трёхмерной сцене.</text:p>
        </text:list-item>
        <text:list-item>
          <text:p text:style-name="P4">Трёхмерные объекты. Семантический разрыв между представлением объектов и визуализацией.</text:p>
        </text:list-item>
        <text:list-item>
          <text:p text:style-name="P4">Освещение. Модель освещения. Виды моделей освещения.</text:p>
        </text:list-item>
        <text:list-item>
          <text:p text:style-name="P4">Способы закраски полигонов.</text:p>
        </text:list-item>
        <text:list-item>
          <text:p text:style-name="P4">Нормаль к вершине. Назначение и способы вычисления.</text:p>
        </text:list-item>
        <text:list-item>
          <text:p text:style-name="P4">Тексура. Текстурные координаты. Карта текстуры.</text:p>
        </text:list-item>
        <text:list-item>
          <text:p text:style-name="P4">Мипмэппинг.</text:p>
        </text:list-item>
        <text:list-item>
          <text:p text:style-name="P4">Трёхмерные модели. Способы их хранения.</text:p>
        </text:list-item>
        <text:list-item>
          <text:p text:style-name="P4">Анимация трёхмерных моделей. Скелетная анимация. Прямая и инверсная кинематика.</text:p>
        </text:list-item>
        <text:list-item>
          <text:p text:style-name="P4">Кубические сплайны. Построение поверхностей и тел вращения на основе кривых.</text:p>
        </text:list-item>
        <text:list-item>
          <text:p text:style-name="P4">Кривые Безье. Построение поверхностей и тел вращения на основе кривых.</text:p>
        </text:list-item>
        <text:list-item>
          <text:p text:style-name="P4">Что представляет собой двумерная графика в OpenGL?</text:p>
        </text:list-item>
        <text:list-item>
          <text:p text:style-name="P4">Спрайты.</text:p>
        </text:list-item>
        <text:list-item>
          <text:p text:style-name="P4">Фракталы. Фрактальная размерность.</text:p>
        </text:list-item>
        <text:list-item>
          <text:p text:style-name="P4">Система итерирующих функций для построения фрактала.</text:p>
        </text:list-item>
        <text:list-item>
          <text:p text:style-name="P4">Система Линдермайера для построения фрактала.</text:p>
        </text:list-item>
        <text:list-item>
          <text:p text:style-name="P4">Построение множества Мандельброта.</text:p>
        </text:list-item>
        <text:list-item>
          <text:p text:style-name="P4"><text:soft-page-break/>Стереоизображение. Технологии построения и демонстрации.</text:p>
        </text:list-item>
        <text:list-item>
          <text:p text:style-name="P4">Насколько правильно говорить «фильм в 3D» или «3D-кинотеатр»?</text:p>
        </text:list-item>
        <text:list-item>
          <text:p text:style-name="P4">Шейдеры. Назначение и виды шейдеров.</text:p>
        </text:list-item>
        <text:list-item>
          <text:p text:style-name="P4">Фотонная карта.</text:p>
        </text:list-item>
        <text:list-item>
          <text:p text:style-name="P4">Алгоритм трассировки луча.</text:p>
        </text:list-item>
        <text:list-item>
          <text:p text:style-name="P4">В чём различие между «затенением» и «тенью»?</text:p>
        </text:list-item>
        <text:list-item>
          <text:p text:style-name="P4">Основные методы моделирования теней (на уровне идей). </text:p>
        </text:list-item>
        <text:list-item>
          <text:p text:style-name="P4">Отражение. Основные методы моделирования отражений (на уровне идей).</text:p>
        </text:list-item>
        <text:list-item>
          <text:p text:style-name="P4">Что такое проблема двух зеркал? Как её решить?</text:p>
        </text:list-item>
        <text:list-item>
          <text:p text:style-name="P4">Прозрачность и преломление. Основные методы моделирования прозрачности (на уровне идей)</text:p>
        </text:list-item>
        <text:list-item>
          <text:p text:style-name="P4">Прозрачность и преломление. Основные методы моделирования преломления (на уровне идей).</text:p>
        </text:list-item>
        <text:list-item>
          <text:p text:style-name="P4">Каустика. Основные методы моделирования каустики (на уровне идей).</text:p>
        </text:list-item>
        <text:list-item>
          <text:p text:style-name="P4">Оптимизация процесса рендеринга. Алгоритм Z-буфера. Алгоритм художника.</text:p>
        </text:list-item>
        <text:list-item>
          <text:p text:style-name="P4">Почему алгоритм художника не применим, если используется альфа-смешивание?</text:p>
        </text:list-item>
        <text:list-item>
          <text:p text:style-name="P4">Оптимизация процесса рендеринга. Отсечение «задних» граней.</text:p>
        </text:list-item>
        <text:list-item>
          <text:p text:style-name="P4">Оптимизация процесса рендеринга. Отсечение по видимости.</text:p>
        </text:list-item>
        <text:list-item>
          <text:p text:style-name="P4">Оптимизация процесса рендеринга. Отсечение заслонённых объектов. Отличие данного подхода от алгоритма Z-буфера.</text:p>
        </text:list-item>
        <text:list-item>
          <text:p text:style-name="P4">Оптимизация процесса рендеринга. Портальный рендеринг.</text:p>
        </text:list-item>
        <text:list-item>
          <text:p text:style-name="P4">Оптимизация процесса рендеринга. Уровни детализации.</text:p>
        </text:list-item>
        <text:list-item>
          <text:p text:style-name="P4">Фильтрация изображений.</text:p>
        </text:list-item>
        <text:list-item>
          <text:p text:style-name="P4">Матрица конволюции.</text:p>
        </text:list-item>
        <text:list-item>
          <text:p text:style-name="P4">OpenAL. Его характеристика и особенности.</text:p>
        </text:list-item>
        <text:list-item>
          <text:p text:style-name="P4">Основные понятия OpenAL.</text:p>
        </text:list-item>
        <text:list-item>
          <text:p text:style-name="P4">Звук и музыка в мультимедийных системах.</text:p>
        </text:list-item>
      </text:list>
      <text:h text:style-name="Heading_20_2" text:outline-level="2">Техническая база курса</text:h>
      <text:p text:style-name="Text_20_body">Для проведения занятий по данному курсу требуется аудитория, оснащённая проектором. Предполагается, что демонстрация презентаций и примеров программ будет производится с компьютера преподавателя, на котором установлено всё необходимое ПО.</text:p>
      <text:p text:style-name="Text_20_body">Все примеры графических программ, приводимые преподавателем, основываются на библиотеке стандарта OpenGL (язык реализации значения не имеет, однако предпочтительно использовать C / С++), в связке с библиотеками GLU и GLUT. Все примеры звуковых программ основываются на библиотеке стандарта OpenAL в связке с библиотеками ALU и ALUT. Все указанные библиотеки имеют OpenSource-реализации и в том случае, если не входят в стандартную поставку операционной системы, могут быть скачаны из сети Интернет.</text:p>
      <text:p text:style-name="Text_20_body">Выполнение индивидуального задания студентам рекомендуется осуществлять дома, при этом одним из заданий является «подготовка рабочего места», то есть самостоятельный поиск и установка необходимых библиотек для разработки мультимедийных программ. Сдача индивидуального задания требует наличия терминального класса в том случае, если у студентов нет в наличии ноутбуков или иных мобильных устройств, на которых возможен запуск написанной ими программной системы. На компьютерах в терминальном классе должна стоять видеокарта с поддержкой 3D-ускорения и звуковая карта. </text:p>
      <text:h text:style-name="Heading_20_2" text:outline-level="2"><text:soft-page-break/>Программа <text:s/>курса</text:h>
      <text:h text:style-name="Heading_20_3" text:outline-level="3">Лекция №1</text:h>
      <text:list xml:id="list1650944479" text:continue-list="list224733381" text:style-name="List_20_1">
        <text:list-item>
          <text:p text:style-name="P15">Что такое мультимедиа? Её классификация и связь с миром современных информационных технологий.</text:p>
        </text:list-item>
        <text:list-item>
          <text:p text:style-name="P3">Чего коснёмся в курсе? – Программный синтез двумерных и трёхмерных изображений, воспроизведение звука.</text:p>
        </text:list-item>
        <text:list-item>
          <text:p text:style-name="P3">Зачем прикладным и системным программистам нужны такие навыки?</text:p>
        </text:list-item>
        <text:list-item>
          <text:p text:style-name="P3">Опрос аудитории насчёт опыта работы с мультимедийными технологиями.</text:p>
        </text:list-item>
        <text:list-item>
          <text:p text:style-name="P3">Оглашение требований к индивидуальному заданию.</text:p>
        </text:list-item>
        <text:list-item>
          <text:p text:style-name="P3">Используемое ПО (OpenGL &amp; GLUT). [OpenGL &amp; OpenAL] vs DirectX.</text:p>
        </text:list-item>
        <text:list-item>
          <text:p text:style-name="P3">Введение в OpenGL:</text:p>
          <text:list>
            <text:list-item>
              <text:p text:style-name="P3">Cведения о реализации.</text:p>
            </text:list-item>
            <text:list-item>
              <text:p text:style-name="P3">Машины состояний.</text:p>
            </text:list-item>
            <text:list-item>
              <text:p text:style-name="P3">Понятие конвейера.</text:p>
            </text:list-item>
            <text:list-item>
              <text:p text:style-name="P3">Первая программа (вывод радужного прямоугольника).</text:p>
            </text:list-item>
          </text:list>
        </text:list-item>
        <text:list-item>
          <text:p text:style-name="P3">Матрица проекции и матрица преобразований.</text:p>
        </text:list-item>
        <text:list-item>
          <text:p text:style-name="P3">Вывод множества вершин. Типы цепочек вершин. Атрибуты вершин. Многоугольники. Способы визуализации многоугольников.</text:p>
        </text:list-item>
        <text:list-item>
          <text:p text:style-name="P3"><text:span text:style-name="T1">Задание на самостоятельную работу</text:span>: подготовить рабочее место для разработки программ на основе OpenGL, собрать первую программу; изменить демонстрационный пример так, чтобы </text:p>
          <text:list>
            <text:list-item>
              <text:p text:style-name="P3">При масштабировании окна содержимое порта просмотра масштабировалось пропорционально.</text:p>
            </text:list-item>
            <text:list-item>
              <text:p text:style-name="P3">При масштабировании окна содержимое порта просмотра не изменяло своего размера.</text:p>
            </text:list-item>
          </text:list>
        </text:list-item>
        <text:list-item>
          <text:p text:style-name="P3"><text:span text:style-name="T1">Ссылки на литературу</text:span>:</text:p>
          <text:list>
            <text:list-item>
              <text:p text:style-name="P3">[1] с. 39 – 83, 94 – 95, 115 – 144.</text:p>
            </text:list-item>
            <text:list-item>
              <text:p text:style-name="P3">[6].</text:p>
            </text:list-item>
          </text:list>
        </text:list-item>
      </text:list>
      <text:h text:style-name="P22" text:outline-level="3">Лекция №2</text:h>
      <text:list xml:id="list1361246622" text:continue-numbering="true" text:style-name="List_20_1">
        <text:list-item>
          <text:p text:style-name="P16">Аффинные преобразования на основе матриц.</text:p>
        </text:list-item>
        <text:list-item>
          <text:p text:style-name="P14">Подход к программированию анимации:</text:p>
          <text:list>
            <text:list-item>
              <text:p text:style-name="P14">Анимация по таймеру.</text:p>
            </text:list-item>
            <text:list-item>
              <text:p text:style-name="P14">Непрерывная анимация.</text:p>
            </text:list-item>
            <text:list-item>
              <text:p text:style-name="P14">Понятие анимационного цикла.</text:p>
            </text:list-item>
            <text:list-item>
              <text:p text:style-name="P14">Двойная буферизация.</text:p>
            </text:list-item>
            <text:list-item>
              <text:p text:style-name="P14">Пример (вращающийся прямоугольник из предыдущего примера).</text:p>
            </text:list-item>
          </text:list>
        </text:list-item>
        <text:list-item>
          <text:p text:style-name="P14">Понятие проекции. Типы проекций.</text:p>
        </text:list-item>
        <text:list-item>
          <text:p text:style-name="P14">Построение трёхмерной сцены. Пример (3D, параллельная и перспективная проекции).</text:p>
        </text:list-item>
        <text:list-item>
          <text:p text:style-name="P14">Буфер цвета и буфер глубины.</text:p>
        </text:list-item>
        <text:list-item>
          <text:p text:style-name="P14">Работа с камерой (понятие камеры, функции направления взгляда).</text:p>
        </text:list-item>
        <text:list-item>
          <text:p text:style-name="P14">Организация интерактивности (обработка команд клавиатуры и мыши).</text:p>
        </text:list-item>
        <text:list-item>
          <text:p text:style-name="P14"><text:span text:style-name="T1">Задание на самостоятельную работу</text:span>: придумать и реализовать программную анимацию в трёхмерном пространстве, используя анимацию по таймеру и непрерывную анимацию.</text:p>
        </text:list-item>
        <text:list-item>
          <text:p text:style-name="P16"><text:span text:style-name="T1">Ссылки на литературу</text:span>:</text:p>
          <text:list>
            <text:list-item>
              <text:p text:style-name="P14">[1] с. 90 – 94, 177 – 225.</text:p>
            </text:list-item>
          </text:list>
        </text:list-item>
      </text:list>
      <text:h text:style-name="Heading_20_3" text:outline-level="3"><text:soft-page-break/>Лекция №3</text:h>
      <text:list xml:id="list246584820" text:continue-numbering="true" text:style-name="List_20_1">
        <text:list-item>
          <text:p text:style-name="P3">Подходы к построению поверхностей в трёхмерном пространстве (использование наперёд заданных массивов вершин, процедурные поверхности).</text:p>
        </text:list-item>
        <text:list-item>
          <text:p text:style-name="P3">Формирование трёхмерной сцены. Семантический разрыв между проектированием / обработкой сцены и её отображением.</text:p>
        </text:list-item>
        <text:list-item>
          <text:p text:style-name="P3">Примитивы (квадрик-примитивы и прочие примитивы). Их использование для тестирования различных эффектов. Создание квадрик-примитивов в OpenGL.</text:p>
        </text:list-item>
        <text:list-item>
          <text:p text:style-name="P3">Освещение:</text:p>
          <text:list>
            <text:list-item>
              <text:p text:style-name="P3">Источник света.</text:p>
            </text:list-item>
            <text:list-item>
              <text:p text:style-name="P3">Модель освещения, виды моделей освещения.</text:p>
            </text:list-item>
            <text:list-item>
              <text:p text:style-name="P3">Материал.</text:p>
            </text:list-item>
            <text:list-item>
              <text:p text:style-name="P3">Модель освещения в OpenGL.</text:p>
            </text:list-item>
            <text:list-item>
              <text:p text:style-name="P3">Функции работы с освещением в OpenGL. Пример (освещённый чайник Юта).</text:p>
            </text:list-item>
            <text:list-item>
              <text:p text:style-name="P3">Способы закраски полигонов.</text:p>
            </text:list-item>
            <text:list-item>
              <text:p text:style-name="P3">Использование нормалей к вершинам при моделировании освещения. Нахождение нормали к вершине (алгоритм сглаживающих групп).</text:p>
            </text:list-item>
          </text:list>
        </text:list-item>
        <text:list-item>
          <text:p text:style-name="P3"><text:span text:style-name="T1">Задание на самостоятельную работу</text:span>: построить поверхность, имеющую аналитическое описание, вычислить нормали и применить освещение.</text:p>
        </text:list-item>
        <text:list-item>
          <text:p text:style-name="P3"><text:span text:style-name="T1">Ссылки на литературу</text:span>:</text:p>
          <text:list>
            <text:list-item>
              <text:p text:style-name="P3">[1] с. 144 – 177, 225 – 285, 471 – 535.</text:p>
            </text:list-item>
          </text:list>
        </text:list-item>
      </text:list>
      <text:h text:style-name="Heading_20_3" text:outline-level="3">Лекция №4</text:h>
      <text:list xml:id="list1845360111" text:continue-numbering="true" text:style-name="List_20_1">
        <text:list-item>
          <text:p text:style-name="P3">Понятие текстуры. Текстурные координаты. Понятие карты текстуры.</text:p>
        </text:list-item>
        <text:list-item>
          <text:p text:style-name="P3">Подходы к получение текстуры.</text:p>
        </text:list-item>
        <text:list-item>
          <text:p text:style-name="P3">Подходы к наложению текстуры.</text:p>
        </text:list-item>
        <text:list-item>
          <text:p text:style-name="P3">Работа с текстурами в OpenGL.</text:p>
        </text:list-item>
        <text:list-item>
          <text:p text:style-name="P3">Мипмэппинг.</text:p>
        </text:list-item>
        <text:list-item>
          <text:p text:style-name="P3">Краткий обзор форматов хранения растровых изображений.</text:p>
        </text:list-item>
        <text:list-item>
          <text:p text:style-name="P3">Рендеринг в текстуру. Пример (без исходного кода).</text:p>
        </text:list-item>
        <text:list-item>
          <text:p text:style-name="P3">Подход к получению снимка экрана.</text:p>
        </text:list-item>
        <text:list-item>
          <text:p text:style-name="P3"><text:span text:style-name="T1">Обсуждение</text:span>.</text:p>
        </text:list-item>
        <text:list-item>
          <text:p text:style-name="P3"><text:span text:style-name="T1">Задание на самостоятельную работу</text:span>: разработать загрузчик изображения и систему сохранения снимка экрана OpenGL в файл.</text:p>
        </text:list-item>
        <text:list-item>
          <text:p text:style-name="P3"><text:span text:style-name="T1">Ссылки на литературу</text:span>:</text:p>
          <text:list>
            <text:list-item>
              <text:p text:style-name="P3">[1] с. 225 – 285, 379 – 468.</text:p>
            </text:list-item>
          </text:list>
        </text:list-item>
      </text:list>
      <text:h text:style-name="Heading_20_3" text:outline-level="3">Лекция №5</text:h>
      <text:list xml:id="list85461432" text:continue-numbering="true" text:style-name="List_20_1">
        <text:list-item>
          <text:p text:style-name="P6">Подходы к хранению трёхмерных моделей.</text:p>
        </text:list-item>
        <text:list-item>
          <text:p text:style-name="P6">Анимация трёхмерных моделей:</text:p>
          <text:list>
            <text:list-item>
              <text:p text:style-name="P6">Анимация на основе ключевых кадров.</text:p>
            </text:list-item>
            <text:list-item>
              <text:p text:style-name="P6">Скелетная анимация. Понятие прямой и обратной кинематики.</text:p>
            </text:list-item>
          </text:list>
        </text:list-item>
        <text:list-item>
          <text:p text:style-name="P6">Обзор форматов хранения трёхмерных моделей.</text:p>
        </text:list-item>
        <text:list-item>
          <text:p text:style-name="P6">Кривые, не имеющие аналитического описания</text:p>
          <text:list>
            <text:list-item>
              <text:p text:style-name="P6">Кубические сплайны.</text:p>
            </text:list-item>
            <text:list-item>
              <text:p text:style-name="P6">Кривые Безье (полиномы Бернштейна).</text:p>
            </text:list-item>
          </text:list>
        </text:list-item>
        <text:list-item>
          <text:p text:style-name="P6">Построение тел вращения и поверхностей на основе кривых.</text:p>
        </text:list-item>
        <text:list-item>
          <text:p text:style-name="P18"><text:soft-page-break/><text:span text:style-name="T1">Задание на самостоятельную работу</text:span>: разработать загрузчик модели из какого-либо формата, разработать систему построения тела вращения на основе кривой, не имеющей аналитического описания.</text:p>
        </text:list-item>
        <text:list-item>
          <text:p text:style-name="P6"><text:span text:style-name="T1">Ссылки на литературу</text:span>:</text:p>
          <text:list>
            <text:list-item>
              <text:p text:style-name="P6">[1] с. 471 – 535.</text:p>
            </text:list-item>
          </text:list>
        </text:list-item>
      </text:list>
      <text:h text:style-name="Heading_20_3" text:outline-level="3">Лекция №6</text:h>
      <text:list xml:id="list901746705" text:continue-numbering="true" text:style-name="List_20_1">
        <text:list-item>
          <text:p text:style-name="P6">Комбинирование 2D и 3D графики на одной сцене.</text:p>
        </text:list-item>
        <text:list-item>
          <text:p text:style-name="P6">Элементы оформления экрана.</text:p>
        </text:list-item>
        <text:list-item>
          <text:p text:style-name="P6">Спрайты.</text:p>
        </text:list-item>
        <text:list-item>
          <text:p text:style-name="P6">Вывод текста при помощи текстуры шрифта.</text:p>
        </text:list-item>
        <text:list-item>
          <text:p text:style-name="P6">Использование специализированных библиотек для автоматизации создания текстуры шрифта по файлу шрифта (FreeType).</text:p>
        </text:list-item>
        <text:list-item>
          <text:p text:style-name="P6">Подходы к оптимизации по скорости на уровне простых приёмов программирования.</text:p>
        </text:list-item>
        <text:list-item>
          <text:p text:style-name="P6">Массивы вершин как элемент оптимизации по скорости.</text:p>
        </text:list-item>
        <text:list-item>
          <text:p text:style-name="P6">Списки визуализации как элемент оптимизации по скорости.</text:p>
        </text:list-item>
        <text:list-item>
          <text:p text:style-name="P6">Объекты буферов вершин как элемент оптимизации по скорости.</text:p>
        </text:list-item>
        <text:list-item>
          <text:p text:style-name="P6"><text:span text:style-name="T1">Задание на самостоятельную работу</text:span>: реализовать вывод текста.</text:p>
        </text:list-item>
        <text:list-item>
          <text:p text:style-name="P6"><text:span text:style-name="T1">Ссылки на литературу</text:span>:</text:p>
          <text:list>
            <text:list-item>
              <text:p text:style-name="P6">[5].</text:p>
            </text:list-item>
          </text:list>
        </text:list-item>
      </text:list>
      <text:h text:style-name="P22" text:outline-level="3">Лекция №7</text:h>
      <text:list xml:id="list127451225" text:continue-numbering="true" text:style-name="List_20_1">
        <text:list-item>
          <text:p text:style-name="P6">Понятие фрактала. Понятие и вычисление дробной размерности.</text:p>
        </text:list-item>
        <text:list-item>
          <text:p text:style-name="P6">Примеры фракталов.</text:p>
        </text:list-item>
        <text:list-item>
          <text:p text:style-name="P6">Назначение фракталов.</text:p>
        </text:list-item>
        <text:list-item>
          <text:p text:style-name="P6">Подходы к построению фракталов:</text:p>
          <text:list>
            <text:list-item>
              <text:p text:style-name="P6">Рекурсивные соотношения.</text:p>
            </text:list-item>
            <text:list-item>
              <text:p text:style-name="P6">Системы итерирующих функций.</text:p>
            </text:list-item>
            <text:list-item>
              <text:p text:style-name="P6">Системы Линдермайера.</text:p>
            </text:list-item>
            <text:list-item>
              <text:p text:style-name="P6">Метод последовательных приближений.</text:p>
            </text:list-item>
            <text:list-item>
              <text:p text:style-name="P6">Вероятностный метод.</text:p>
            </text:list-item>
            <text:list-item>
              <text:p text:style-name="P6">Преобразование комплексных чисел.</text:p>
            </text:list-item>
          </text:list>
        </text:list-item>
        <text:list-item>
          <text:p text:style-name="P6">Стереоскопическая визуализация:</text:p>
          <text:list>
            <text:list-item>
              <text:p text:style-name="P6">Понятие стереоизображения.</text:p>
            </text:list-item>
            <text:list-item>
              <text:p text:style-name="P6">Области применения.</text:p>
            </text:list-item>
            <text:list-item>
              <text:p text:style-name="P6">Способ получения стереопары.</text:p>
            </text:list-item>
            <text:list-item>
              <text:p text:style-name="P6">Способ отображения стереопары.</text:p>
            </text:list-item>
          </text:list>
        </text:list-item>
        <text:list-item>
          <text:p text:style-name="P6"><text:span text:style-name="T1">Задание на самостоятельную работу</text:span>: реализовать построение процедурной текстуры на основе фрактала.</text:p>
        </text:list-item>
        <text:list-item>
          <text:p text:style-name="P6"><text:span text:style-name="T1">Ссылки на литературу</text:span>:</text:p>
          <text:list>
            <text:list-item>
              <text:p text:style-name="P6">[7].</text:p>
            </text:list-item>
          </text:list>
        </text:list-item>
      </text:list>
      <text:h text:style-name="Heading_20_3" text:outline-level="3">Лекция №8</text:h>
      <text:list xml:id="list1788629229" text:continue-numbering="true" text:style-name="List_20_1">
        <text:list-item>
          <text:p text:style-name="P6">Понятие шейдера. Его свойства, назначение и достоинства.</text:p>
        </text:list-item>
        <text:list-item>
          <text:p text:style-name="P6">Виды шейлеров.</text:p>
        </text:list-item>
        <text:list-item>
          <text:p text:style-name="P6">Обзор языки написания шейдеров.</text:p>
        </text:list-item>
        <text:list-item>
          <text:p text:style-name="P6">Жизненный цикл шейдера.</text:p>
        </text:list-item>
        <text:list-item>
          <text:p text:style-name="P6">Взаимодействие шейдеров.</text:p>
        </text:list-item>
        <text:list-item>
          <text:p text:style-name="P6"><text:soft-page-break/>Программируемый конвейер в OpenGL. Вершинный и фрагментный процессоры.</text:p>
        </text:list-item>
        <text:list-item>
          <text:p text:style-name="P6">Понятие шейдерной программы в OpenGL.</text:p>
        </text:list-item>
        <text:list-item>
          <text:p text:style-name="P6">Язык GLSL:</text:p>
          <text:list>
            <text:list-item>
              <text:p text:style-name="P6">Характеристика.</text:p>
            </text:list-item>
            <text:list-item>
              <text:p text:style-name="P6">Типы данных.</text:p>
            </text:list-item>
            <text:list-item>
              <text:p text:style-name="P6">Встроенные функции.</text:p>
            </text:list-item>
          </text:list>
        </text:list-item>
        <text:list-item>
          <text:p text:style-name="P6"><text:span text:style-name="T1">Задание на самостоятельную работу</text:span>: реализовать какой-либо эффект при помощи шейдеров.</text:p>
        </text:list-item>
        <text:list-item>
          <text:p text:style-name="P6"><text:span text:style-name="T1">Ссылки на литературу</text:span>:</text:p>
          <text:list>
            <text:list-item>
              <text:p text:style-name="P6">[1] с. 863 – 1019.</text:p>
            </text:list-item>
          </text:list>
        </text:list-item>
      </text:list>
      <text:h text:style-name="Heading_20_3" text:outline-level="3">Лекция №9</text:h>
      <text:list xml:id="list882376160" text:continue-numbering="true" text:style-name="List_20_1">
        <text:list-item>
          <text:p text:style-name="P6">Встроенные переменные в языке GLSL.</text:p>
        </text:list-item>
        <text:list-item>
          <text:p text:style-name="P6">Пример реализации освещения с использованием шейдеров.</text:p>
        </text:list-item>
        <text:list-item>
          <text:p text:style-name="P6">Текстурирование с использованием шейдеров.</text:p>
        </text:list-item>
        <text:list-item>
          <text:p text:style-name="P6">Обзор более сложных эффектов, достижимых с использованием шейдеров.</text:p>
        </text:list-item>
        <text:list-item>
          <text:p text:style-name="P6">Понятие фотонной карты.</text:p>
        </text:list-item>
        <text:list-item>
          <text:p text:style-name="P6">Алгоритм трассировки луча.</text:p>
        </text:list-item>
        <text:list-item>
          <text:p text:style-name="P6">Подходы к моделированию теней:</text:p>
          <text:list>
            <text:list-item>
              <text:p text:style-name="P6">Понятие затенения и тени.</text:p>
            </text:list-item>
            <text:list-item>
              <text:p text:style-name="P6">Понятие жёсткой и мягкой тени.</text:p>
            </text:list-item>
            <text:list-item>
              <text:p text:style-name="P6">Использование заранее подготовленной текстуры.</text:p>
            </text:list-item>
            <text:list-item>
              <text:p text:style-name="P6">Использование спрайтов.</text:p>
            </text:list-item>
            <text:list-item>
              <text:p text:style-name="P6">Использование карты теней.</text:p>
            </text:list-item>
            <text:list-item>
              <text:p text:style-name="P6">Использование теневых объёмов.</text:p>
            </text:list-item>
          </text:list>
        </text:list-item>
        <text:list-item>
          <text:p text:style-name="P6">Подходы к моделированию отражений:</text:p>
          <text:list>
            <text:list-item>
              <text:p text:style-name="P6">Понятие отражения.</text:p>
            </text:list-item>
            <text:list-item>
              <text:p text:style-name="P6">«Трафаретное» отражение.</text:p>
            </text:list-item>
            <text:list-item>
              <text:p text:style-name="P6">Понятие множественного отражения, проблема двух зеркал.</text:p>
            </text:list-item>
            <text:list-item>
              <text:p text:style-name="P6">Использование карт среды.</text:p>
            </text:list-item>
          </text:list>
        </text:list-item>
        <text:list-item>
          <text:p text:style-name="P6">Подходы к моделированию преломлений:</text:p>
          <text:list>
            <text:list-item>
              <text:p text:style-name="P6">Понятия прозрачности и отражения.</text:p>
            </text:list-item>
            <text:list-item>
              <text:p text:style-name="P6">Использование карт среды.</text:p>
            </text:list-item>
          </text:list>
        </text:list-item>
        <text:list-item>
          <text:p text:style-name="P6">Подходы к моделированию каустики.</text:p>
        </text:list-item>
        <text:list-item>
          <text:p text:style-name="P6"><text:span text:style-name="T1">Задание на самостоятельную работу</text:span>: ---</text:p>
        </text:list-item>
        <text:list-item>
          <text:p text:style-name="P6"><text:span text:style-name="T1">Ссылки на литературу</text:span>:</text:p>
          <text:list>
            <text:list-item>
              <text:p text:style-name="P6">[1] с. 285 – 311, 841 – 861. </text:p>
            </text:list-item>
            <text:list-item>
              <text:p text:style-name="P6">[5].</text:p>
            </text:list-item>
          </text:list>
        </text:list-item>
      </text:list>
      <text:h text:style-name="Heading_20_3" text:outline-level="3">Лекция №10</text:h>
      <text:list xml:id="list2105403805" text:continue-numbering="true" text:style-name="List_20_1">
        <text:list-item>
          <text:p text:style-name="P6">Приёмы оптимизации процесса рендеринга.</text:p>
        </text:list-item>
        <text:list-item>
          <text:p text:style-name="P6">Приёмы упрощения сцены:</text:p>
          <text:list>
            <text:list-item>
              <text:p text:style-name="P6">Z-буферизация, алгоритм художника.</text:p>
            </text:list-item>
            <text:list-item>
              <text:p text:style-name="P6">Отсечение «задних» граней.</text:p>
            </text:list-item>
            <text:list-item>
              <text:p text:style-name="P6">Отсечение по усечённой пирамиде видимости.</text:p>
            </text:list-item>
            <text:list-item>
              <text:p text:style-name="P6">Отсечение заслонённых объектов.</text:p>
            </text:list-item>
            <text:list-item>
              <text:p text:style-name="P6">Портальный рендеринг.</text:p>
            </text:list-item>
            <text:list-item>
              <text:p text:style-name="P6">Уровни детализации.</text:p>
            </text:list-item>
          </text:list>
        </text:list-item>
        <text:list-item>
          <text:p text:style-name="P6"><text:soft-page-break/>Фильтрация изображений.</text:p>
        </text:list-item>
        <text:list-item>
          <text:p text:style-name="P6">Матрица конволюции<text:tab/></text:p>
          <text:list>
            <text:list-item>
              <text:p text:style-name="P6">Понятие матрицы конволюции.</text:p>
            </text:list-item>
            <text:list-item>
              <text:p text:style-name="P6">Алгоритм конволюции изображения.</text:p>
            </text:list-item>
            <text:list-item>
              <text:p text:style-name="P6">Примеры конкретных матриц.</text:p>
            </text:list-item>
            <text:list-item>
              <text:p text:style-name="P6">Дифференциальный оператор Собела в качестве примера двухпроходной конволюции.</text:p>
            </text:list-item>
          </text:list>
        </text:list-item>
        <text:list-item>
          <text:p text:style-name="P6"><text:span text:style-name="T1">Задание на самостоятельную работу</text:span>: реализовать какой-либо фильтр изображения. </text:p>
        </text:list-item>
        <text:list-item>
          <text:p text:style-name="P6"><text:span text:style-name="T1">Ссылки на литературу:</text:span> </text:p>
          <text:list>
            <text:list-item>
              <text:p text:style-name="P6">[8] .</text:p>
            </text:list-item>
            <text:list-item>
              <text:p text:style-name="P6">[9] .</text:p>
            </text:list-item>
            <text:list-item>
              <text:p text:style-name="P6">[10].</text:p>
            </text:list-item>
          </text:list>
        </text:list-item>
      </text:list>
      <text:h text:style-name="Heading_20_3" text:outline-level="3">Лекция №11</text:h>
      <text:list xml:id="list999537757" text:continue-numbering="true" text:style-name="List_20_1">
        <text:list-item>
          <text:p text:style-name="P6">Средства воспроизведения звука.</text:p>
        </text:list-item>
        <text:list-item>
          <text:p text:style-name="P6">Введение в OpenAL:</text:p>
          <text:list>
            <text:list-item>
              <text:p text:style-name="P6">Принцип работы.</text:p>
            </text:list-item>
            <text:list-item>
              <text:p text:style-name="P6">Схожесть с OpenGL. Отличия от OpenGL.</text:p>
            </text:list-item>
            <text:list-item>
              <text:p text:style-name="P6">Основные понятия OpneAL.</text:p>
            </text:list-item>
            <text:list-item>
              <text:p text:style-name="P6">Структура программы, использующей OpenAL.</text:p>
            </text:list-item>
          </text:list>
        </text:list-item>
        <text:list-item>
          <text:p text:style-name="P6">Звуки и музыка.</text:p>
        </text:list-item>
        <text:list-item>
          <text:p text:style-name="P6">Обзор форматов хранения аудиоданных.</text:p>
        </text:list-item>
        <text:list-item>
          <text:p text:style-name="P6">Принцип потокового воспроизведения звука.</text:p>
        </text:list-item>
        <text:list-item>
          <text:p text:style-name="P6">Трёхмерный звук (стереозвук).</text:p>
        </text:list-item>
        <text:list-item>
          <text:p text:style-name="P3"><text:span text:style-name="T2">Задание на самостоятельную работу</text:span><text:span text:style-name="T3">: реализовать загрузку и воспроизведение звука.</text:span></text:p>
        </text:list-item>
        <text:list-item>
          <text:p text:style-name="P6"><text:span text:style-name="T1">Ссылки на литературу</text:span>:</text:p>
          <text:list>
            <text:list-item>
              <text:p text:style-name="P6">[11].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1" svg:font-family="OpenSymbol" style:font-adornments="Regular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1.251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OpenSymbol"/>
      </text:list-level-style-bullet>
      <text:list-level-style-bullet text:level="2" text:style-name="Numbering_20_Symbols" text:bullet-char="°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cosaeder</meta:initial-creator>
    <meta:creation-date>2012-02-19T21:56:03</meta:creation-date>
    <dc:date>2012-02-20T01:07:40</dc:date>
    <dc:creator>icosaeder</dc:creator>
    <meta:editing-duration>PT03H11M39S</meta:editing-duration>
    <meta:editing-cycles>41</meta:editing-cycles>
    <meta:generator>OpenOffice.org/3.2$Linux OpenOffice.org_project/320m12$Build-9483</meta:generator>
    <meta:document-statistic meta:table-count="1" meta:image-count="0" meta:object-count="0" meta:page-count="9" meta:paragraph-count="324" meta:word-count="2166" meta:character-count="15927"/>
  </office:meta>
</office:document-meta>
</file>